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mpetencias del coaching ontologico. 1. Facilitar aprendizaje y resultados. 2. Facilitar el diseño de acciones y creacion de habilidades para la ejecución de dichas acciones. 3. Planificar y definir objetivos, desarrollo de habiliades para mantener un plan. Gestionar progreso y responsabilidad, enfoque y compromiso en la meta</text:p>
      <text:p text:style-name="Normal"/>
      <text:p text:style-name="Normal">[22:37, 25/11/2021] Nat: El coaching vocacional es un proceso de acompañamiento reflexivo y creativo con clientes que permite generar un terreno fértil para conectarse con sus propósitos. Así mismo, contribuye a generar un plan de acción para avanzar en la construcción de la vocación. Se tienen en cuenta: El llamado interno a hacer determinada actvidad, el proposito por hacerlo, el talento que se posee para ello, las habilidades, el deseo, las habiliades, la declaración del compromiso por ello.</text:p>
      <text:p text:style-name="Normal">[22:53, 25/11/2021] Nat: Puede aplicarse en adultos emprendedores que desean definir una actividad independiente en base a su vocación, habilidades e intereses. <text:s/>a jovenes que desean orientarse en la elección de una carrera universitaria. A adultos mayores que deseen orientar actividades productivas basada en intereses, habilidades y recursos actual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in" fo:margin-bottom="0.590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p Lorente</meta:initial-creator>
    <dc:creator>Josep Lorente</dc:creator>
    <meta:creation-date>2021-11-27T17:21:00Z</meta:creation-date>
    <dc:date>2021-12-01T16:24:00Z</dc:date>
    <meta:template xlink:href="Normal.dotm" xlink:type="simple"/>
    <meta:editing-cycles>1</meta:editing-cycles>
    <meta:editing-duration>PT6900S</meta:editing-duration>
    <meta:document-statistic meta:page-count="1" meta:paragraph-count="2" meta:word-count="182" meta:character-count="1183" meta:row-count="8" meta:non-whitespace-character-count="1003"/>
  </office:meta>
</office:document-meta>
</file>